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b2bf" officeooo:paragraph-rsid="002db2bf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b2bf" officeooo:paragraph-rsid="002db2b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 </text:span><text:span text:style-name="T4">Testing de valores de carta española de 40 cartas</text:span></text:p>
      <text:p text:style-name="P6">Solo sirve para testear los valores de carta española de 40 cartas.</text:p>
      <text:p text:style-name="P6">Ejecutar y usar la flecha hacia la derecha para avanzar de test en test.</text:p>
      <text:p text:style-name="P6">Testea: </text:p>
      <text:list xml:id="list5055514811463485973" text:style-name="L2">
        <text:list-item>
          <text:p text:style-name="P7">todos los valores de carta española</text:p>
        </text:list-item>
        <text:list-item>
          <text:p text:style-name="P7">es menor valor de carta española</text:p>
        </text:list-item>
        <text:list-item>
          <text:p text:style-name="P7">es mayor valor de carta española</text:p>
        </text:list-item>
        <text:list-item>
          <text:p text:style-name="P7">valor de carta española siguiente y previo</text:p>
        </text:list-item>
        <text:list-item>
          <text:p text:style-name="P7">el valor de carta española más chico y el más gran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01:36:48.876000000</dc:date>
    <meta:editing-duration>PT16M42S</meta:editing-duration>
    <meta:editing-cycles>2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9" meta:word-count="78" meta:character-count="410" meta:non-whitespace-character-count="345"/>
  </office:meta>
</office:document-meta>
</file>